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style:font-name="Liberation Sans" fo:font-size="10pt" fo:font-style="italic" style:font-size-asian="8.75pt" style:font-style-asian="italic" style:font-size-complex="10pt" style:font-style-complex="italic"/>
    </style:style>
    <style:style style:name="P2" style:family="paragraph" style:parent-style-name="Table_20_Contents">
      <style:paragraph-properties fo:text-align="end" style:justify-single-word="false"/>
      <style:text-properties style:font-name="Liberation Sans" fo:font-size="10pt" style:font-size-asian="8.75pt" style:font-size-complex="10pt"/>
    </style:style>
    <style:style style:name="P3"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5"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6" style:family="paragraph" style:parent-style-name="Standard">
      <style:paragraph-properties fo:line-height="150%"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8" style:family="paragraph" style:parent-style-name="Standard">
      <style:text-properties fo:color="#000000" style:font-name="Liberation Sans" fo:background-color="#ffff00"/>
    </style:style>
    <style:style style:name="P9" style:family="paragraph" style:parent-style-name="Standard">
      <style:paragraph-properties fo:line-height="150%" fo:text-align="justify" style:justify-single-word="false"/>
      <style:text-properties fo:color="#000000" style:font-name="Liberation Sans" fo:background-color="transparent"/>
    </style:style>
    <style:style style:name="P10" style:family="paragraph" style:parent-style-name="Standard">
      <style:paragraph-properties fo:line-height="150%"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12" style:family="paragraph" style:parent-style-name="Standard">
      <style:paragraph-properties fo:line-height="150%"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3" style:family="paragraph" style:parent-style-name="Standard"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14" style:family="paragraph" style:parent-style-name="Standard" style:list-style-name="L1">
      <style:paragraph-properties fo:text-align="justify" style:justify-single-word="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language="en" fo:country="U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amikazes de la moral</text:p>
      <text:p text:style-name="P3">por, Guillermo Lengemann</text:p>
      <text:p text:style-name="P4"/>
      <text:p text:style-name="P4">Caracas, 22 de Junio de 2012</text:p>
      <text:p text:style-name="P5">Seminario de Historia de la Filosofía: La sin razón en el siglo XX</text:p>
      <text:p text:style-name="P8"/>
      <text:p text:style-name="P9"><text:tab/><text:span text:style-name="T3">Moloch</text:span> <text:span text:style-name="T5">es un Dios fenicio que simboliza el fuego y pide como sacrificio a los niños, eso fue lo que los países beligerantes en la segunda guerra mundial hicieron con sus hijos enviándolos a la guerra, el fuego en este caso fue máximo, fueron un par de hongos atómicos sobre Japón.</text:span></text:p>
      <text:p text:style-name="P9"><text:tab/></text:p>
      <text:p text:style-name="P9"><text:tab/>El acto máximo de repudio contra la moral y los valores de una época puede constituirse en la inmolación del ser, usando en algunos casos medios que resultan dañinos y auto-destructivos. El viaje en busca del ser, el verse autentica y transparentemente puede dejarnos con rapidez a un lado del camino. En otras ocasiones la juventud no sobrepasa o incluso no adopta la retorica del reclamo y rápidamente hace suyos los valores de la sociedad adulta. Esta es la diferencia por un lado entre mostrarse en desacuerdo con la época y su moral adoptando en algunos casos una violencia contra si y contra los otros y por el otro, más difícil, construir un proyecto que logre proponer una alternativa viable para una sociedad que de a ratos parece agotada y sin salida.</text:p>
      <text:p text:style-name="P9"/>
      <text:p text:style-name="P9"><text:tab/>Los períodos entre guerra o de post-guerra parece remover los fundamentos de las sociedades y generan las condiciones para una renovación moral, era 1955 cuando en una noche de octubre en la Galería Six en San Francisco <text:span text:style-name="T3">Allen Ginsberg</text:span> con 29 años de edad recitó <text:span text:style-name="T3">El</text:span> <text:span text:style-name="T1">Aullido, </text:span><text:span text:style-name="T4">acto con que se muestra la molestia de la generación golpea y de la que se tienen ecos en el movimiento hippie de los 60' y más contemporaneidad en el ciberpunk, ciberactivismo y en general de los movimientos juveniles de </text:span><text:span text:style-name="T6">underground</text:span><text:span text:style-name="T4">, este poema fue escrito dos semanas antes bajo la influencia de varias drogas, entre ellas el peyote para provocar visiones y anfetaminas para alargar la jornada y conseguir un estado eufórico. En la presentación le acompañaron </text:span><text:span text:style-name="T1">Michael McClure</text:span><text:span text:style-name="T4">, </text:span><text:span text:style-name="T1">Gary Snyder</text:span><text:span text:style-name="T4">, </text:span><text:span text:style-name="T1">Philip Lamantia</text:span><text:span text:style-name="T4">, </text:span><text:span text:style-name="T1">Phil Whalen</text:span><text:span text:style-name="T4"> y </text:span><text:span text:style-name="T1">Lew Welch</text:span><text:span text:style-name="T4">.</text:span></text:p>
      <text:p text:style-name="P10"/>
      <text:p text:style-name="P9"><text:span text:style-name="T4"><text:tab/></text:span><text:span text:style-name="T1">Alen,</text:span><text:span text:style-name="T4"> influenciado por </text:span><text:span text:style-name="T1">William Carlos Williams</text:span><text:span text:style-name="T4"> poeta y medico de prosa simple y </text:span><text:soft-page-break/><text:span text:style-name="T4">sincera al que conoció en su pueblo natal, dio vida y cause al desanimo de post-guerra. A la velada en la Galeria Six invitaba de la siguiente manera: “</text:span><text:span text:style-name="T1">Seis poetas en la Galería Six. Maestro de ceremonias, Kenneth Rexroth. Una admirable colección de ángeles reunidos un mismo día y en un mismo lugar. Vino, música, chicas, poesía seria, sátori gratis, pequeña colecta para el vino y las postales. Una agradable reunión.</text:span><text:span text:style-name="T4">”.</text:span></text:p>
      <text:p text:style-name="P10"><text:tab/></text:p>
      <text:p text:style-name="P9"><text:span text:style-name="T4"><text:tab/>Diane Di Prima confiesa en su libro </text:span><text:span text:style-name="T1">Memorias de una Beatnik</text:span><text:span text:style-name="T4"> quedar asombrada por el poema de </text:span><text:span text:style-name="T1">Ginsberg</text:span><text:span text:style-name="T4"> y un año después cuando lo conoció en compañía de </text:span><text:span text:style-name="T1">Jack Kerouac</text:span><text:span text:style-name="T4"> pasaran la noche juntos, en tanto que ella hacia el amor con </text:span><text:span text:style-name="T1">Kerouac</text:span><text:span text:style-name="T4">, </text:span><text:span text:style-name="T1">Ginsberg</text:span><text:span text:style-name="T4"> leía poemas de Walt Whitman.</text:span></text:p>
      <text:p text:style-name="P10"/>
      <text:p text:style-name="P9"><text:span text:style-name="T4"><text:tab/>Las caracterizaras que se destacan de este movimiento literario que fue conocido como </text:span><text:span text:style-name="T1">El renacimiento literario de San Francisco</text:span><text:span text:style-name="T4"> y que también incluían a </text:span><text:span text:style-name="T1">Jack Kerouac, Gregory Corso, William Burroughs </text:span><text:span text:style-name="T4">que por un tiempo psicoanalizo a </text:span><text:span text:style-name="T1">Kerouac </text:span><text:span text:style-name="T4">y a </text:span><text:span text:style-name="T1">Ginsberg, Jhohn Clellon Holmes, Herbert Huncke, Michael McClure, Gary Snyder, Lawrence Ferlinghetti, Robert Creeley, John Logan y Kennet Rexrath </text:span><text:span text:style-name="T4">son la oposición al militarismo, a la represión sexual, <text:s/>una revisión a la relación con los aborígenes en quienes veían mejores formas de organización social con conciencia de la huella ambiental, <text:s/>la honestidad, la ambigüedad sexual y el acercamiento a Oriente con el budismo zen. </text:span><text:span text:style-name="T1">Bruce Cook </text:span><text:span text:style-name="T4">comenta en su libro </text:span><text:span text:style-name="T1">La generación beat </text:span><text:span text:style-name="T4">sobre las características del movimiento: “</text:span><text:span text:style-name="T1">...compuesta de una profunda avidez por el reconocimiento individual, un deseo de hablar con honestidad y franqueza de todo lo que tenía importancia y, finalmente una implicación apasionada y personal en empresas fundamentales...</text:span><text:span text:style-name="T4">”.</text:span></text:p>
      <text:p text:style-name="P10"/>
      <text:p text:style-name="P9"><text:span text:style-name="T4"><text:tab/>Fue </text:span><text:span text:style-name="T1">Gary Snyder</text:span><text:span text:style-name="T4"> quien introdujo a buena parte de los generación beat al budismo, criado en el bosque se sintió inclinado a las creencias de los aborígenes norteamericanos y a su relación con la naturaleza, se le compara con </text:span><text:span text:style-name="T1">Henrry David Thoureau </text:span><text:span text:style-name="T4">pionero de la ecología con una propuesta ambientalista, anarquista y de la desobediencia civil.</text:span><text:span text:style-name="T1"> Snyder</text:span><text:span text:style-name="T4"> creía que el budismo llevo a un nivel superior los valores de los aborígenes norteamericanos y se traslado a </text:span><text:span text:style-name="T1">Tokio</text:span><text:span text:style-name="T4"> en donde vivió durante un tiempo en un templo budista. El acercamiento al budismo no debemos entenderlo como un camino hacia una religión, el budismo y el </text:span><text:soft-page-break/><text:span text:style-name="T4">cristianismo son esencialmente diferentes, en el <text:s/>budismo, por ejemplo, Dios es visto como inmanente en toda la naturaleza que resulta en un profundo respeto por la naturaleza. El budismo es una búsqueda al interior del sujeto a su ser ontológico a su ser más real. Diferente del cristianismo y su propuesta del fin ultimo y la vida como negación.</text:span></text:p>
      <text:p text:style-name="P10"/>
      <text:p text:style-name="P10"><text:tab/>Es interesante la apelación al uso racional de los recursos naturales cuando se destaca la relación armónica entre los aborígenes y su entorno, y es que la modernidad trajo consigo también al capitalismo y el consumo masivo de bienes. La interrogante de ser o tener es una característica de la generación beat. <text:span text:style-name="T3">Martin Haideguer </text:span>cuando asegura el extravío del <text:span text:style-name="T3">ser sostiene</text:span> que existe un desplazamiento entre <text:span text:style-name="T3">el ser </text:span>y <text:span text:style-name="T3">el ser ontológico</text:span> más autentico. Es la contraposición entre una <text:span text:style-name="T3">vida autentica </text:span>con el reconocimiento de sus verdaderas posibilidades y una <text:span text:style-name="T3">vida inauténtica</text:span> sometida a la masa, un ser y un hacer por el ser y el hacer de la masa. Es también <text:span text:style-name="T3">El hombre unidimesional </text:span>de <text:span text:style-name="T3">Herbert Marcuse </text:span>un sujeto de molde y sin posibilidad crítica a la social ni oposición a lo establecido.</text:p>
      <text:p text:style-name="P10"><text:s/></text:p>
      <text:p text:style-name="P9"><text:span text:style-name="T4"><text:tab/>La tensión social de la década de los 50' y 60' pueden identificarse en la novela </text:span><text:span text:style-name="T1">El Graduado </text:span><text:span text:style-name="T4">publicada en 1963 por Charles Richard Webb nacido 1939, que aunque no se identifica claramente con la Generación Beat muestra la forma en que se daban algunas las relaciones sociales de la época.</text:span><text:span text:style-name="T2"> </text:span><text:span text:style-name="T4">Por otra parte desde inicios del siglo XX el </text:span><text:span text:style-name="T2">Consejo Nacional de Crítica de Cine</text:span><text:span text:style-name="T4"> (</text:span><text:span text:style-name="T2">National Board of Review of Motion Pictures</text:span><text:span text:style-name="T4">) que en sus inicios se llamo </text:span><text:span text:style-name="T2">Consejo de censura de cine de Nueva York (New York Board of Motion Picture Censorship</text:span><text:span text:style-name="T4">) estaba encargado de revisar todo el cine producido y exhibido en los Estados Unidos. También la bipolaridad de la guerra fría, el macartismo, los juicios del </text:span><text:span text:style-name="T1">Comité de Actividades Antiestadounidenses</text:span><text:span text:style-name="T4"> (HUAC) y las listas negras de Hollywood añadían un ingrediente más a la desilusión del </text:span><text:span text:style-name="T1">American Way of Life</text:span><text:span text:style-name="T4"> de pluralidad, libertad y democracia.</text:span></text:p>
      <text:p text:style-name="P10"/>
      <text:p text:style-name="P9"><text:span text:style-name="T4"><text:tab/></text:span><text:span text:style-name="T1">Ginsberg </text:span><text:span text:style-name="T4">entrevistado por </text:span><text:span text:style-name="T1">Bruce Cook</text:span><text:span text:style-name="T4"> relata un episodio con el servicio secreto, se encontraba en calidad de corresponsal de prensa para la revista </text:span><text:span text:style-name="T1">Eye</text:span><text:span text:style-name="T4"> cubriendo la convención demócrata de Chicago en 1968, cuando fue detenido y apelando sobre la legalidad de sus credenciales a “</text:span><text:span text:style-name="T1">ocho tipos vestidos de negro”</text:span><text:span text:style-name="T4"> consiguió como respuesta “</text:span><text:span text:style-name="T1">Bueno, Allen tus credenciales ya no sirven</text:span><text:span text:style-name="T4">”. Agrega </text:span><text:span text:style-name="T1">Ginsberg: “La policía obtuvo del FBI </text:span><text:soft-page-break/><text:span text:style-name="T1">toda la información sobre Jerry Rubin y Abbie Hoffman. Sucedió exactamente lo mismo que en Checoslovaquia cuando la policía entrenada en Rusia se puso del lado de los rusos. Les diré más mientras hablaba con los del Servicio Secreto me di cuenta de repente que vivía en un Estado policial...”.</text:span></text:p>
      <text:p text:style-name="P10"><text:tab/></text:p>
      <text:p text:style-name="P10"><text:tab/>Un Estado que se impone sobre los individuos es precisamente el Estado Nación de la modernidad que reemplaza tradiciones, el derecho consuetudinario y los privilegios y lo cambia por una técnica que separa fines y medios e implanta una industria de iguales características con relaciones comerciales impersonales. <text:s/></text:p>
      <text:p text:style-name="P10"/>
      <text:p text:style-name="P9"><text:span text:style-name="T4"><text:tab/>La publicación del libro de </text:span><text:span text:style-name="T1">Ginsberg Howl an Other Poems</text:span><text:span text:style-name="T4"> en 1956 estuvo bloqueado por un proceso judicial en que se le acusaba de obscenidad pero finalmente se publico y vendió con éxito. </text:span><text:span text:style-name="T1">Gregory Corso</text:span><text:span text:style-name="T4"> consiguió entrar como profesor en la Universidad Estatal de Buffalo en 1965 pero luego de demorar la firma y finalmente de negarse a firmar el juramento Feinberg fue despedido de la universidad, el juramento Feinberg que lleva el nombre del legislador que introdujo la medida consistía en una declaración escrita dando fe de no ser comunista. </text:span><text:span text:style-name="T1">Bruce Cook</text:span><text:span text:style-name="T4"> escribe: </text:span><text:span text:style-name="T1">“...los proceses de espionaje que en conjunto dejaron caer un manto de sospecha sobre la sociedad norteamericana. Era una época en que la mayoría de la población adulta se hallaba atrapada en el intrincado edificio del conformismo social hecho de temor, de hostilidad oculta, de simple deseo de seguir viviendo...”, </text:span><text:span text:style-name="T4">continua con la descripción del espíritu de su tiempo afirmando que:</text:span><text:span text:style-name="T1"> “...La mayoría había trabajado duramente y esperando largo tiempo antes de llegar a nivel que habían alcanzado. Y una vez que se establecieron cómodamente, abrasaron los valores y símbolos de vida de la clase media con el fervor de conversos religiosos.”. </text:span><text:span text:style-name="T4">Los beats responden a este estado de cosas: “...</text:span><text:span text:style-name="T1">adquirieron una importancia considerable en la década del cincuenta, pues en seguida fueron considerados como una amenaza contra todo eso ya que ponían en tela de juicio los valores suburbanos, conservadores y corporativos ensalzados ampliamente. Los beats no sólo pusieron esos valores en tela de juicio, sino que también los desafiaron, y pronto recibieron abundante publicidad como rebeldes contra el sistema.”.</text:span></text:p>
      <text:p text:style-name="P10"/>
      <text:p text:style-name="P10"><text:tab/>La poesía de la generación beat se caracterizar por estar enfrentada a la moral de la <text:soft-page-break/>época, con una temática de relato personal procurando la liberación de coerciones y mordazas sociales. La manera de lograr esto fue estableciendo un conexión con el inconsciente que en teoría debe estar a salvo de las presiones sociales. </text:p>
      <text:p text:style-name="P10"/>
      <text:p text:style-name="P10"><text:tab/>Parece bastante claro la oposición de la generación beat a la moral de la época, pero ¿como encajan sus actos en la Modernidad?. La generación beat es sobre todo un movimiento literario que se caracteriza generalmente por un poesía directa, simple, sencilla, burlona, escueta, torpe y crudamente confesional totalmente contraria a la poesía del ambiente académico de verso calculado y preciso. Cuando <text:span text:style-name="T3">Bruce Cook</text:span> en una entreviste a <text:span text:style-name="T3">Ginsberg</text:span> pregunto sobre el movimiento beat este respondió: “...había el regreso a la naturaleza y la rebelión contra la maquina...”.</text:p>
      <text:p text:style-name="P10"><text:tab/></text:p>
      <text:p text:style-name="P10"><text:tab/>La modernidad se entiendo como técnica en relación a su uso en la industria, la revolución industria se ubica en dos etapas la primera entre 1750 hasta 1840 y la segunda entre 1880 hasta 1914, aunque se le pude añadir la revolución del computador personal y las <text:s/>tecnologías relacionadas desde 1980. Esta forma de producción de bienes de consumo, la producción industrial, formo una nueva división del trabajo en vista a la racionalización de los procesos, de una cadena de ensamblaje y de partes intercambiables para la fabricación masiba que desencadena la aparición del movimiento obrero. </text:p>
      <text:p text:style-name="P10"/>
      <text:p text:style-name="P6"><text:tab/>Ginsberg <text:span text:style-name="T5">escribío mucha de su poesía bajo el efecto de las drogas, estas parecen operar como agentes de liberación con el objetivo de escribir las cosas que en un estado consciente no era capaz de escribir, estos eran los términos en que se refería sobre esta practica: “</text:span>dejar que mi imaginación fluya muestre sus secretos y garrapatee los versos mágicos de mi mente real, algo que no me atreviera a mostrarle a nadie...”. <text:span text:style-name="T5">Algunos de sus poemas tienen nombre de drogas como </text:span>Acido Lisérgico: “Es un monstruo de millones de ojos múltiples / está oculto en todos sus elefantes e identidades / tararea en la máquina de escribir eléctrica / es la electricidad conectada a sí misma, si ésta tuviera cables / es una enorme Telaraña / y yo estoy en el último millonésimo infinito tentáculo de la telaraña, preocupado / perdido, separado, un gusano, un pensamiento, una identidad / uno de los millones de esqueletos de China...”. O Mescalina<text:span text:style-name="T5">: “Sí, debería ser bueno, debería casarme / </text:span><text:soft-page-break/><text:span text:style-name="T5">para ver cómo es eso / pero no soporto estas mujeres a mi alrededor / el olor de Noemí / puf, no puedo separarme de este familiar e inveterado Ginsberg / ya ni siguiera aguanto a los muchachos / no los aguanto / no los aguanto / y, en verdad, ¿quién quiere fornicar? / Pasan mares inmensos / el flujo del tiempo / y quíen quiere ser famoso y firmar autógrafos como una estrella de cine...”.</text:span></text:p>
      <text:p text:style-name="P6"/>
      <text:p text:style-name="P6"><text:tab/><text:span text:style-name="T5">La experiencia con las drogas era justificada por </text:span>Ginsberg<text:span text:style-name="T5"> como el camino hacia una conciencia una forma de saltar las barreras levantadas por las convenciones sociales y los agentes de moralidad: “</text:span>Nos estamos haciendo más conscientes de lo que es y de lo que somos con respecto a ella [la tierra]. El LSD es precisamente eso: una forma de aumentar esa conciencia. Era necesario e inevitable, en una civilización extremadamente rígida y con el cerebro lavado como la nuestra, ayudar a encontrar lo que siempre había estado allí.” </text:p>
      <text:p text:style-name="P10"/>
      <text:p text:style-name="P10"><text:tab/>La modernidad en una de sus caras se configura como un instrumento de represión, control y coacción social más que de liberación. La racionalización es componente indispensable de la modernidad, la razón establece una correspondencia entre la acción humana y el mundo, siendo un hacer del ser humano en el mundo la técnica consigue tener un rol importante.</text:p>
      <text:p text:style-name="P10"/>
      <text:p text:style-name="P10"><text:tab/>La modernidad somete al individuo al interés de la colectividad en tanto que el bien y lo útil son valores que se general en relación a la acción social. Los valores de la modernidad se constituyen como universales.</text:p>
      <text:p text:style-name="P10"/>
      <text:p text:style-name="P9"><text:span text:style-name="T4"><text:tab/>En la revolución francesa de manos de la ilustración, de la enciclopedia de </text:span><text:span text:style-name="T1">Diderot</text:span><text:span text:style-name="T4"> y las ideas de formación del estado como la unión de voluntades individuales y la transferencia del poder individual al un Estado laico de </text:span><text:span text:style-name="T1">Rousseau y Hobbes,</text:span><text:span text:style-name="T4"> con el objeto de constituir una sociedad ordenada apartada de la vida salvaje, de la guerra, la muerte y lucha individual constituyen concepción racionalista optimista con la que se decapita la monarquía de derecho divino.</text:span></text:p>
      <text:p text:style-name="P10"><text:tab/></text:p>
      <text:p text:style-name="P9"><text:span text:style-name="T4"><text:tab/>La historia sitúa el inicio de la modernidad en el Renacimiento, movimiento que nos </text:span><text:soft-page-break/><text:span text:style-name="T4">refiere al </text:span><text:span text:style-name="T1">Hombre de Vitruvio</text:span><text:span text:style-name="T4"> de </text:span><text:span text:style-name="T1">Leonardo da Vinci</text:span><text:span text:style-name="T4">, el </text:span><text:span text:style-name="T1">Hombre de Vitruvio </text:span><text:span text:style-name="T4">muestra a un ser humano enmarcado en un cuadrado y un círculo destacando la proporcionalidad de sus partes. Se sigue la Revolución Francesa y los inicios de la industrialización de Gran Bretaña.</text:span></text:p>
      <text:p text:style-name="P10"><text:tab/></text:p>
      <text:p text:style-name="P9"><text:span text:style-name="T4"><text:tab/></text:span><text:span text:style-name="T1">Alain Touraine </text:span><text:span text:style-name="T4">en </text:span><text:span text:style-name="T1">Crítica de la Modernidad</text:span><text:span text:style-name="T4"> caracteriza esta época como un pensamiento que: “</text:span><text:span text:style-name="T1">...afirma que todos los seres humanos pertenecen a un mundo gobernado por leyes naturales que la razón descubre y a las cuales la razón misma está sometida. Y ese pensamiento identifica al pueblo, la nación, el conjunto de los hombres con un cuerpo social que funciona también él de conformidad con leyes naturales y que debe liberarse de las formas de organización y de dominación irracionales o a una decisión sobrehumana. Se concibe pues al hombre en el mundo y se lo concibe como un hombre social. Este pensamiento se ha opuesto al pensamiento religioso con una violencia que varío según los lazos que unían el poder político y la autoridad religiosa.</text:span><text:span text:style-name="T4">”</text:span></text:p>
      <text:p text:style-name="P10"><text:tab/></text:p>
      <text:p text:style-name="P9"><text:span text:style-name="T4"><text:tab/>Pero la pretensión de constituir una sociedad ordenada racionalmente que se conduzca al bien común de acuerdo con la idea de la bondad natural de los seres humanos con capacidad de crear instituciones razonables y leyes impersonales fracaso al descuidar los limites propios de la razón. </text:span><text:span text:style-name="T1">Alain Touraine</text:span><text:span text:style-name="T4"> se refiere a esto de la siguiente forma: “</text:span><text:span text:style-name="T1">...la idea de una administración racional de las cosas que sustituyen al gobierno de los hombres es una idea dramáticamente falsa y por que la vida social que se imagina transparente y regida por decisiones racionales se manifestó <text:s/>como una vida llena de poderes y de conflictos...</text:span><text:span text:style-name="T4">”.</text:span></text:p>
      <text:p text:style-name="P10"/>
      <text:p text:style-name="P10"><text:tab/>Es así como la revolución francesa alzo la bandera de la libertad, igualdad y fraternidad, guillotino a la monarquía que se mantenía por derecho divino, redacto la <text:span text:style-name="T3">Declaración de los Derechos del hombre y del Ciudadano</text:span> otorgando derechos de carácter natural y universal y garantizando su ejercicio, pero al mismo tiempo se llevo a la guillotina a los propios revolucionarios franceses y por otra lado fue una Francia heredera de la libertad, la igualdad y la fraternidad la que mantuvo colonias en África hasta 1960. Algo paso desde la propuesta de la razón como facultad capaz de organizar la vida en sociedad.</text:p>
      <text:p text:style-name="P10"/>
      <text:p text:style-name="P9"><text:soft-page-break/><text:span text:style-name="T4"><text:tab/>Pero como bien señala </text:span><text:span text:style-name="T1">Alain Touraine,</text:span><text:span text:style-name="T4"> la modernidad fue critica con la sociedad y revolucionaria con su propuestas, escuchemos al </text:span><text:span text:style-name="T1">Touraine</text:span><text:span text:style-name="T4">: “</text:span><text:span text:style-name="T1">...no olvidemos que estuvo asociado [el modernismo] con un jubiloso movimiento de liberación de los individuos, quienes ya no se contentan con escapar a los controles políticos y culturales para refugiarse en la vida privada, quienes proclaman su derecho a satisfacer sus necesidades, a criticar a los príncipes y a los sacerdotes, a defender sus ideas y sus preferencias. Si la confianza exclusiva en la razón instrumental y en la integración social está cargada de peligros, la alegre destrucción de lo sagrado, de sus prohibiciones y de sus es un acompañamiento indispensable del ingreso en la modernidad.</text:span><text:span text:style-name="T4">”</text:span></text:p>
      <text:p text:style-name="P10"/>
      <text:p text:style-name="P9"><text:span text:style-name="T4"><text:tab/>Aunque estamos hablando del sentido inaugural del pensamiento modernista podemos encontrar coincidencias con la generación beat, como la primacía del individuo sobre las convenciones sociales y restricciones gubernamentales, el privilegio del </text:span><text:span text:style-name="T1">ser</text:span><text:span text:style-name="T4"> antes que al </text:span><text:span text:style-name="T1">tener</text:span><text:span text:style-name="T4"> y el anti-autoritarismo. Estas características pueden encontrarse en otros movimientos como los Cínicos griegos, los expresionistas, los poetas malditos, el surrealismo y más recientemente con el ciberpunk. Entonces, la generación beat y los movimientos contraculturales en general parecen no responder propiamente contra la razón como facultad de organización y seguramente tampoco aprobarían el regreso a un Estado confesional, si no se muestran en contra de una forma de razón instrumentalizante y opresora que olvido considerar al ser humano como un fin en si mismo y no como un medio.</text:span></text:p>
      <text:p text:style-name="P10"/>
      <text:p text:style-name="P9"><text:span text:style-name="T4"><text:tab/>La aproximación de la generación beat al budismo zen significa la búsqueda de una espiritualidad, de una conexión cósmica media las drogas, </text:span><text:span text:style-name="T1">Ginsberg</text:span><text:span text:style-name="T4"> se refiere a </text:span><text:span text:style-name="T1">Woodstock</text:span><text:span text:style-name="T4"> de la siguiente manera: “</text:span><text:span text:style-name="T1">El dice [Michael McClure] que todos somos “esporas y rizos de un leviatan amable... ...Ese tipo de percepción cósmica que tiene la generación de hoy. Se sienten miembros de un cuerpo gigantesco...”,</text:span><text:span text:style-name="T4"> más adelante continua: “... </text:span><text:span text:style-name="T1">Lo que esta generación siente es como una conciencia cósmica, de estar en mitad del cosmos en vez de este pueblo, ese valle o aquella ciudad. Por tanto, si ellos perciben el gran aliento de este ser gigantesco, entonces son verdaderamente diferentes de las generaciones anteriores que pensaban sólo como individuos</text:span><text:span text:style-name="T4">”, luego se refiere a las drogas como medio para acceder a esta conciencia cósmica; “</text:span><text:span text:style-name="T1">Y esto es lo que produce el LSD. Hace mucho tiempo que existen </text:span><text:soft-page-break/><text:span text:style-name="T1">las drogas psicodélicas. El hachís, por ejemplo, es muy antiguo, conocido en oriente desde hace siglos. En el nuevo mundo tenían los hongos sagrados y el peyote. ¿Entonces por qué es de repente en este siglo, hoy, que han tomado tanta importancia? ¿Por qué, si no es porque las drogas expresan algo de la nueva conciencia cósmica?. El LSD es el Cristo de Kali Yuga. Es como si el Creador, por su enorme misericordia, se manifiesta a nosotros en forma de una pastilla. ¿No es asombroso?</text:span><text:span text:style-name="T4">”.</text:span></text:p>
      <text:p text:style-name="P10"/>
      <text:p text:style-name="P10"><text:tab/>La razón dio un vuelco desde el teocentrismo al antropocentrismo pensando ser libertaria de una dominación, pero se creyó falsamente suficiente para conducir a los seres humanos y termino desfigurándose en regímenes opresores y totalizantes, en una cultura única y universal contraria a la diversidad y la critica, instalando tantos dogmas como <text:s/>la religión. Aunque, es necesario que no hablamos propiamente de la razón como facultad de la mente es más preciso referirnos a una racionalización de creer que todos los aspectos de la vida del ser humano son motivados por un calculo que debe dar saldo positivo, fines y medios no deben separarse. ¿Como responder a esta racionalización de todos los aspectos de la vida?, Parece que mirando a otros horizontes, pero tampoco de estos hay ninguna garantía.</text:p>
      <text:p text:style-name="P10"/>
      <text:p text:style-name="P11">Bibliografía</text:p>
      <text:p text:style-name="P11"/>
      <text:list xml:id="list719617032" text:style-name="L1">
        <text:list-item>
          <text:p text:style-name="P13">Cook, B. (1970). La Generación Beat. Barral Editores.</text:p>
          <text:p text:style-name="P13"/>
        </text:list-item>
        <text:list-item>
          <text:p text:style-name="P14">Touraine, A. (1992). Crítica a la Modernidad. Fondo de Cultura Econom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Liberation Sans1"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Table_20_Contents">
      <style:text-properties style:font-name="Liberation Sans" fo:font-size="10pt" fo:font-style="italic" style:font-size-asian="8.75pt" style:font-style-asian="italic" style:font-size-complex="10pt" style:font-style-complex="italic"/>
    </style:style>
    <style:style style:name="MP2" style:family="paragraph" style:parent-style-name="Table_20_Contents">
      <style:paragraph-properties fo:text-align="end" style:justify-single-word="false"/>
      <style:text-properties style:font-name="Liberation Sans" fo:font-size="10pt" style:font-size-asian="8.75pt" style:font-size-complex="10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1" table:style-name="Tabla1">
          <table:table-column table:style-name="Tabla1.A"/>
          <table:table-column table:style-name="Tabla1.B"/>
          <table:table-row>
            <table:table-cell table:style-name="Tabla1.A1" office:value-type="string">
              <text:p text:style-name="MP1">Kamikazes de la moral</text:p>
            </table:table-cell>
            <table:table-cell table:style-name="Tabla1.A1" office:value-type="string">
              <text:p text:style-name="MP2"><text:page-number text:select-page="current">9</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9T15:07:18</meta:creation-date>
    <dc:date>2012-06-22T16:56:40</dc:date>
    <meta:editing-duration>P5DT20H18M52S</meta:editing-duration>
    <meta:editing-cycles>96</meta:editing-cycles>
    <meta:generator>LibreOffice/3.3$Unix LibreOffice_project/330m19$Build-8</meta:generator>
    <meta:document-statistic meta:table-count="1" meta:image-count="0" meta:object-count="0" meta:page-count="9" meta:paragraph-count="45" meta:word-count="3281" meta:character-count="19811"/>
  </office:meta>
</office:document-meta>
</file>